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none" draw:textarea-vertical-align="middl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cm" svg:height="0.75cm" svg:x="1.7cm" svg:y="1.2cm">
          <text:p text:style-name="P1"><text:span text:style-name="T1">Forum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xml:id="id2" draw:id="id2" draw:layer="layout" svg:width="3cm" svg:height="0.75cm" svg:x="2.001cm" svg:y="2.2cm">
          <text:p text:style-name="P1"><text:span text:style-name="T1">Foru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3cm" svg:height="0.75cm" svg:x="2.302cm" svg:y="3.2cm">
          <text:p text:style-name="P1"><text:span text:style-name="T1">Foru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.7cm" svg:y1="1.575cm" svg:x2="2.001cm" svg:y2="2.575cm" draw:start-shape="id1" draw:start-glue-point="5" draw:end-shape="id2" draw:end-glue-point="5" svg:d="M1700 1575h-501v1000h802">
          <text:p/>
        </draw:connector>
        <draw:connector draw:style-name="gr2" draw:text-style-name="P2" draw:layer="layout" svg:x1="2.001cm" svg:y1="2.575cm" svg:x2="2.302cm" svg:y2="3.575cm" draw:start-shape="id2" draw:start-glue-point="5" draw:end-shape="id3" draw:end-glue-point="5" svg:d="M2001 2575h-501v1000h802">
          <text:p/>
        </draw:connector>
        <draw:custom-shape draw:style-name="gr1" draw:text-style-name="P1" xml:id="id4" draw:id="id4" draw:layer="layout" svg:width="3cm" svg:height="0.75cm" svg:x="2.603cm" svg:y="4.2cm">
          <text:p text:style-name="P1"><text:span text:style-name="T1">Threa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3cm" svg:height="0.75cm" svg:x="2.604cm" svg:y="5.8cm">
          <text:p text:style-name="P1"><text:span text:style-name="T1">Threa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2.302cm" svg:y1="3.575cm" svg:x2="2.603cm" svg:y2="4.575cm" draw:start-shape="id3" draw:start-glue-point="5" draw:end-shape="id4" draw:end-glue-point="5" svg:d="M2302 3575h-501v1000h802">
          <text:p/>
        </draw:connector>
        <draw:connector draw:style-name="gr2" draw:text-style-name="P2" draw:layer="layout" svg:x1="2.302cm" svg:y1="3.575cm" svg:x2="2.604cm" svg:y2="6.175cm" draw:start-shape="id3" draw:start-glue-point="5" draw:end-shape="id5" draw:end-glue-point="5" svg:d="M2302 3575h-501v2600h803">
          <text:p/>
        </draw:connector>
        <draw:custom-shape draw:style-name="gr1" draw:text-style-name="P1" xml:id="id6" draw:id="id6" draw:layer="layout" svg:width="3cm" svg:height="0.75cm" svg:x="2.9cm" svg:y="6.8cm">
          <text:p text:style-name="P1"><text:span text:style-name="T1">Messa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2.604cm" svg:y1="6.175cm" svg:x2="2.9cm" svg:y2="7.175cm" draw:start-shape="id5" draw:start-glue-point="5" draw:end-shape="id6" draw:end-glue-point="5" svg:d="M2604 6175h-501v1000h797">
          <text:p/>
        </draw:connector>
        <draw:custom-shape draw:style-name="gr1" draw:text-style-name="P2" xml:id="id7" draw:id="id7" draw:layer="layout" svg:width="2cm" svg:height="0.5cm" svg:x="3.1cm" svg:y="5.1cm">
          <text:p text:style-name="P2">...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2" draw:layer="layout" svg:x1="2.302cm" svg:y1="3.575cm" svg:x2="3.1cm" svg:y2="5.35cm" draw:start-shape="id3" draw:start-glue-point="5" draw:end-shape="id7" draw:end-glue-point="5" svg:d="M2302 3575h-501v1775h1299">
          <text:p/>
        </draw:connector>
        <draw:custom-shape draw:style-name="gr1" draw:text-style-name="P1" xml:id="id8" draw:id="id8" draw:layer="layout" svg:width="3cm" svg:height="0.75cm" svg:x="2.901cm" svg:y="8.401cm">
          <text:p text:style-name="P1"><text:span text:style-name="T1">Messa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9" draw:id="id9" draw:layer="layout" svg:width="2cm" svg:height="0.5cm" svg:x="3.401cm" svg:y="7.701cm">
          <text:p text:style-name="P2">...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2" draw:layer="layout" svg:x1="2.604cm" svg:y1="6.175cm" svg:x2="2.901cm" svg:y2="8.776cm" draw:start-shape="id5" draw:start-glue-point="5" draw:end-shape="id8" draw:end-glue-point="5" svg:d="M2604 6175h-501v2601h798">
          <text:p/>
        </draw:connector>
        <draw:connector draw:style-name="gr2" draw:text-style-name="P2" draw:layer="layout" svg:x1="2.604cm" svg:y1="6.175cm" svg:x2="3.401cm" svg:y2="7.951cm" draw:start-shape="id5" draw:start-glue-point="5" draw:end-shape="id9" draw:end-glue-point="5" svg:d="M2604 6175h-501v1776h12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3-10-08T22:33:51.40</meta:creation-date>
    <dc:date>2023-10-08T22:50:22.87</dc:date>
    <meta:editing-duration>PT16M29S</meta:editing-duration>
    <meta:editing-cycles>6</meta:editing-cycles>
    <meta:generator>OpenOffice/4.1.14$Win32 OpenOffice.org_project/4114m1$Build-9811</meta:generator>
    <meta:document-statistic meta:object-count="17"/>
  </office:meta>
</office:document-meta>
</file>